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TOTYPE TASKS:</text:p>
      <text:list xml:id="list5501208136699136382" text:style-name="L1">
        <text:list-item>
          <text:list>
            <text:list-header>
              <text:p text:style-name="P1"/>
            </text:list-header>
            <text:list-item>
              <text:p text:style-name="P1">DEFINE AN ART STYLE (OK)</text:p>
            </text:list-item>
          </text:list>
        </text:list-item>
      </text:list>
      <text:list xml:id="list5025483804209559794" text:style-name="L2">
        <text:list-item>
          <text:p text:style-name="P2">FEMALE AND MALE AI (OK)</text:p>
        </text:list-item>
        <text:list-item>
          <text:p text:style-name="P2">AI SIMPLE ROUTINE (OK)</text:p>
        </text:list-item>
        <text:list-item>
          <text:p text:style-name="P2">BASIC CAMERA MOVEMENT (OK)</text:p>
        </text:list-item>
        <text:list-item>
          <text:p text:style-name="P2">AI FEAR AND CURIOSITY MODIFIERS (OK)</text:p>
        </text:list-item>
        <text:list-item>
          <text:p text:style-name="P2">AI PANIC MODE (OK)</text:p>
        </text:list-item>
        <text:list-item>
          <text:p text:style-name="P2">PLANNING MODE (OK)</text:p>
        </text:list-item>
      </text:list>
      <text:list xml:id="list5276404224271842586" text:style-name="L3">
        <text:list-item>
          <text:p text:style-name="P3">HUNTING MODE (OK)</text:p>
        </text:list-item>
        <text:list-item>
          <text:p text:style-name="P3">BASIC MAP AND AI SPRITES (NO ANIMATIONS) (OK)</text:p>
        </text:list-item>
        <text:list-item>
          <text:p text:style-name="P3">SOME PROGRAMMER ART FOR THE LEVEL (OK)</text:p>
        </text:list-item>
      </text:list>
      <text:list xml:id="list32611770" text:continue-list="list5025483804209559794" text:style-name="L2">
        <text:list-item>
          <text:p text:style-name="P2">TRAPS UI (OK)</text:p>
        </text:list-item>
        <text:list-item>
          <text:p text:style-name="P2">AI MODIFIERS UI (SLOW, EXCITED)</text:p>
        </text:list-item>
        <text:list-item>
          <text:p text:style-name="P2">TRAPS PLACEMENT (LURE, BUMP , VICE AND MISC)</text:p>
        </text:list-item>
        <text:list-item>
          <text:p text:style-name="P2">GAME OVER AND WIN EVENTS</text:p>
        </text:list-item>
        <text:list-item>
          <text:p text:style-name="P2">BASIC SCORE SYSTEM FOR FEAR LEVEL AND KILLINGS (OK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19T11:51:54.90</meta:creation-date>
    <dc:date>2019-03-13T12:39:03.90</dc:date>
    <meta:editing-duration>PT9H2M</meta:editing-duration>
    <meta:editing-cycles>32</meta:editing-cycles>
    <meta:generator>OpenOffice/4.1.3$Win32 OpenOffice.org_project/413m1$Build-9783</meta:generator>
    <meta:document-statistic meta:table-count="0" meta:image-count="0" meta:object-count="0" meta:page-count="1" meta:paragraph-count="16" meta:word-count="96" meta:character-count="461"/>
  </office:meta>
</office:document-meta>
</file>